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a723b" officeooo:paragraph-rsid="000a723b"/>
    </style:style>
    <style:style style:name="P2" style:family="paragraph" style:parent-style-name="Standard" style:list-style-name="L1">
      <style:text-properties officeooo:rsid="000a723b" officeooo:paragraph-rsid="000a723b"/>
    </style:style>
    <style:style style:name="P3" style:family="paragraph" style:parent-style-name="Standard" style:list-style-name="L2">
      <style:text-properties officeooo:rsid="000a723b" officeooo:paragraph-rsid="000a723b"/>
    </style:style>
    <style:style style:name="P4" style:family="paragraph" style:parent-style-name="Standard" style:list-style-name="L3">
      <style:text-properties officeooo:rsid="000a723b" officeooo:paragraph-rsid="000a723b"/>
    </style:style>
    <style:style style:name="P5" style:family="paragraph" style:parent-style-name="Standard" style:list-style-name="L4">
      <style:text-properties officeooo:rsid="000a723b" officeooo:paragraph-rsid="000a723b"/>
    </style:style>
    <style:style style:name="P6" style:family="paragraph" style:parent-style-name="Standard" style:list-style-name="L5">
      <style:text-properties officeooo:rsid="000a723b" officeooo:paragraph-rsid="000a723b"/>
    </style:style>
    <style:style style:name="P7" style:family="paragraph" style:parent-style-name="Standard" style:list-style-name="L7">
      <style:text-properties officeooo:rsid="000a723b" officeooo:paragraph-rsid="000a723b"/>
    </style:style>
    <style:style style:name="P8" style:family="paragraph" style:parent-style-name="Standard" style:list-style-name="L8">
      <style:text-properties officeooo:rsid="000a723b" officeooo:paragraph-rsid="000a723b"/>
    </style:style>
    <style:style style:name="P9" style:family="paragraph" style:parent-style-name="Standard" style:list-style-name="L9">
      <style:text-properties officeooo:rsid="000a723b" officeooo:paragraph-rsid="000a723b"/>
    </style:style>
    <style:style style:name="P10" style:family="paragraph" style:parent-style-name="Standard" style:list-style-name="L10">
      <style:text-properties officeooo:rsid="000a723b" officeooo:paragraph-rsid="000a723b"/>
    </style:style>
    <style:style style:name="P11" style:family="paragraph" style:parent-style-name="Standard" style:list-style-name="L11">
      <style:text-properties officeooo:rsid="000a723b" officeooo:paragraph-rsid="000a723b"/>
    </style:style>
    <style:style style:name="P12" style:family="paragraph" style:parent-style-name="Standard" style:list-style-name="L12">
      <style:text-properties officeooo:rsid="000a723b" officeooo:paragraph-rsid="000a723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3 – El proceso metodológico y sus dimensiones</text:p>
      <text:p text:style-name="P1"/>
      <text:p text:style-name="P1">Modelos Científicos</text:p>
      <text:list xml:id="list2778175758" text:style-name="L1">
        <text:list-item>
          <text:p text:style-name="P2">Investigación aplicada vs. Básica</text:p>
          <text:list>
            <text:list-item>
              <text:p text:style-name="P2">La investigación puede ser clasificada según 3 diferentes perspectivas.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3">Campo de investigación: posición de la investigación dentro de una jerarquía de temas.</text:p>
                  <text:p text:style-name="P3">Ejemplo: Inteligencia Artificial – Razonamiento Automático – Razonamiento de Primer Orden – Decidibilidad.</text:p>
                </text:list-item>
                <text:list-item>
                  <text:p text:style-name="P3">Enfoque: métodos de investigación que son utilizados como parte del proceso de investigación.</text:p>
                  <text:p text:style-name="P3">Ejemplo: Caso de estudio, evaluación experimental, survey, demostraciones.</text:p>
                </text:list-item>
                <text:list-item>
                  <text:p text:style-name="P3">Naturaleza: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4">Investigación básica (pura)</text:p>
                    </text:list-item>
                    <text:list-item>
                      <text:p text:style-name="P4">Revisión de investigación básica y evaluación de su aplicabilidad.</text:p>
                    </text:list-item>
                    <text:list-item>
                      <text:p text:style-name="P4">Investigación aplicada.</text:p>
                    </text:list-item>
                  </text:list>
                </text:list-item>
              </text:list>
            </text:list-item>
          </text:list>
        </text:list-item>
      </text:list>
      <text:list xml:id="list112726232887391" text:continue-list="list2778175758" text:style-name="L1">
        <text:list-item>
          <text:p text:style-name="P2">Aprendizaje y desarrollo de temas</text:p>
          <text:list>
            <text:list-item>
              <text:p text:style-name="P2">El abordaje investigativo se nutre de las fuentes del conocimiento a través del razonamiento deductivo o del inductivo.</text:p>
            </text:list-item>
            <text:list-item>
              <text:p text:style-name="P2">Aprendizaje por inducción (bottom up, la conclusión se alcanza observando ejemplos y generalizando desde estos).</text:p>
            </text:list-item>
            <text:list-item>
              <text:p text:style-name="P2">Defender teorías por deducción (top down, de afirmaciones generales se llega a afirmaciones específicas),</text:p>
            </text:list-item>
          </text:list>
        </text:list-item>
        <text:list-item>
          <text:p text:style-name="P2">Metodologías y técnicas de investigación</text:p>
          <text:list>
            <text:list-item>
              <text:p text:style-name="P2">Características básicas: Investigar involucra Metodologías y Técnicas.</text:p>
              <text:list>
                <text:list-item>
                  <text:p text:style-name="P2">Metodología. Incluye el estudio de varios métodos que son aplicables a una clase de problemas.</text:p>
                </text:list-item>
                <text:list-item>
                  <text:p text:style-name="P2">Técnicas. Se refiere a herramientas especificas que permiten adquirir conocimiento, análisis de datos, así como inferencias que pueden ser hechas.</text:p>
                </text:list-item>
              </text:list>
            </text:list-item>
          </text:list>
        </text:list-item>
        <text:list-item>
          <text:p text:style-name="P2">Dimensiones del proceso metodológico</text:p>
          <text:list>
            <text:list-item>
              <text:p text:style-name="P2">Metodología:</text:p>
              <text:list>
                <text:list-item>
                  <text:p text:style-name="P2">Dependiendo de la MOTIVACIÓN:</text:p>
                  <text:list>
                    <text:list-item>
                      <text:p text:style-name="P2">Investigación básica.</text:p>
                      <text:list>
                        <text:list-item>
                          <text:p text:style-name="P2">Contribuye a un entendimiento teórico profundo y una formulación más abstracta del fenómeno estudiado.</text:p>
                        </text:list-item>
                        <text:list-item>
                          <text:p text:style-name="P2">Investigación instrumental</text:p>
                          <text:list>
                            <text:list-item>
                              <text:p text:style-name="P2">Contribuye a la intervención humana en entornos del mundo real.</text:p>
                            </text:list-item>
                            <text:list-item>
                              <text:p text:style-name="P2">Dos categorías son identificadas:</text:p>
                              <text:list>
                                <text:list-item>
                                  <text:p text:style-name="P2">Investigación aplicada.</text:p>
                                </text:list-item>
                                <text:list-item>
                                  <text:p text:style-name="P2">Investigación orientada a problemas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oft-page-break/>Dependiendo de la teoría subyacente</text:p>
                  <text:list>
                    <text:list-item>
                      <text:p text:style-name="P2">“Descriptivo”, de todos los aspectos significativos del dominio.</text:p>
                    </text:list-item>
                    <text:list-item>
                      <text:p text:style-name="P2">“Explicativo”, del comportamiento del fenómeno estudiado.</text:p>
                    </text:list-item>
                    <text:list-item>
                      <text:p text:style-name="P2">“Predictivo”, del comportamiento futuro del fenómeno.</text:p>
                    </text:list-item>
                    <text:list-item>
                      <text:p text:style-name="P2">“Prescriptivo”, más allá de la predicción, también debe prescribir y aplicar normas y procesos en circunstancias específicas identificadas.</text:p>
                    </text:list-item>
                  </text:list>
                </text:list-item>
                <text:list-item>
                  <text:p text:style-name="P2">Dependiendo del Dominio de conocimiento</text:p>
                  <text:list>
                    <text:list-item>
                      <text:p text:style-name="P2">“Investigación Científica Tradicional”, la cual es más cuantitativa.</text:p>
                      <text:list>
                        <text:list-item>
                          <text:p text:style-name="P2">Se basa en el pensamiento positivista.</text:p>
                        </text:list-item>
                        <text:list-item>
                          <text:p text:style-name="P2">De las observaciones es posible construir Teorías tratando de explicar lo que está siendo observado.</text:p>
                        </text:list-item>
                        <text:list-item>
                          <text:p text:style-name="P2">Las Teorías son expresadas en forma Deductiva o utilizando Axiomas y Postulados los cuales luego son operados usando la Lógica.</text:p>
                        </text:list-item>
                        <text:list-item>
                          <text:p text:style-name="P2">Las observaciones que vienen del Mundo Real, se llaman empíricas, y son relevantes en dos situaciones:</text:p>
                          <text:list>
                            <text:list-item>
                              <text:p text:style-name="P2">Durante la formulación del conocimiento teórico a través de observaciones pasivas.</text:p>
                            </text:list-item>
                            <text:list-item>
                              <text:p text:style-name="P2">Durante la verificación de Hipótesis, recolectando información en una forma más activa, aunque guiada por esa misma teoría.</text:p>
                            </text:list-item>
                          </text:list>
                        </text:list-item>
                        <text:list-item>
                          <text:p text:style-name="P2">Cuando no disponemos de una teoría adecuada, tenemos que realizar ‘Investigación exploratoria’ donde los experimentos y la interpretación están abiertos, no guiado por una teoría y poniendo a disposición el conocimiento empírico que pueden postular otras teorías.</text:p>
                        </text:list-item>
                        <text:list-item>
                          <text:p text:style-name="P2">Telecomunicaciones es una disciplina sin una teoría estable, lo cual lleva a utilizar teorías de ‘disciplinas de referencia’, tales como:</text:p>
                          <text:list>
                            <text:list-item>
                              <text:p text:style-name="P2">Matemáticas.</text:p>
                            </text:list-item>
                            <text:list-item>
                              <text:p text:style-name="P2">Teoría de la Información.</text:p>
                            </text:list-item>
                            <text:list-item>
                              <text:p text:style-name="P2">Física.</text:p>
                            </text:list-item>
                            <text:list-item>
                              <text:p text:style-name="P2">Ciencias de la Computación</text:p>
                            </text:list-item>
                          </text:list>
                        </text:list-item>
                        <text:list-item>
                          <text:p text:style-name="P2">Resumiendo: En la ciencia tradicional (o convencional), las nuevas Hipótesis se extraen de la Teoría existente, se testean y los nuevos resultados se agregan a esa Teoría.</text:p>
                        </text:list-item>
                        <text:list-item>
                          <text:p text:style-name="P2">Por tanto, implica la preexistencia de:</text:p>
                          <text:list>
                            <text:list-item>
                              <text:p text:style-name="P2">Un cuerpo de conocimiento teórico</text:p>
                            </text:list-item>
                            <text:list-item>
                              <text:p text:style-name="P2">Un marco teórico explícito para guiar la investigación.</text:p>
                            </text:list-item>
                            <text:list-item>
                              <text:p text:style-name="P2">Definición de los problemas que deben investigarse.</text:p>
                            </text:list-item>
                            <text:list-item>
                              <text:p text:style-name="P2">¿Cuáles son las Hipótesis explícitas que podrían refutarse (falsabilidad)?</text:p>
                            </text:list-item>
                            <text:list-item>
                              <text:p text:style-name="P2">Método para Investigación Aplicada y técnicas bien definidas para probar la Hipótesis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<text:soft-page-break/>“Investigación Interpretativa”, la cual es más cualitativa.</text:p>
                      <text:list>
                        <text:list-item>
                          <text:p text:style-name="P2">Se preocupa por tratar de comprender la experiencia vivida y por cómo los propios participantes dan sentido a sus experiencias. Por lo tanto, se preocupa por los significados que esas experiencias tienen para los participantes. El método de investigación interpretativo</text:p>
                        </text:list-item>
                        <text:list-item>
                          <text:p text:style-name="P2">es fenomenológico en el sentido de que desea explorar la percepción personal o estado de un individuo en lugar de intentar producir un registro objetivo del evento o estado en sí.</text:p>
                        </text:list-item>
                        <text:list-item>
                          <text:p text:style-name="P2">Método interpretativo:</text:p>
                          <text:list>
                            <text:list-item>
                              <text:p text:style-name="P2">Pos-positivista</text:p>
                            </text:list-item>
                            <text:list-item>
                              <text:p text:style-name="P2">Critica la "quimera" científica (convencional)</text:p>
                            </text:list-item>
                            <text:list-item>
                              <text:p text:style-name="P2">Declara la imposibilidad de la observación objetiva</text:p>
                            </text:list-item>
                            <text:list-item>
                              <text:p text:style-name="P2">Las observaciones y las interpretaciones dependen del observador.</text:p>
                            </text:list-item>
                          </text:list>
                        </text:list-item>
                        <text:list-item>
                          <text:p text:style-name="P2">Dificultades para la objetividad:</text:p>
                          <text:list>
                            <text:list-item>
                              <text:p text:style-name="P2">Participación de los investigadores en el ámbito de la investigación.</text:p>
                            </text:list-item>
                            <text:list-item>
                              <text:p text:style-name="P2">Resultados en función de la propia perspectiva del investigador:</text:p>
                              <text:list>
                                <text:list-item>
                                  <text:p text:style-name="P2">Sobre la selección y definición del (sub) dominio de investigación.</text:p>
                                </text:list-item>
                                <text:list-item>
                                  <text:p text:style-name="P2">Al seleccionar una teoría preexistente.</text:p>
                                </text:list-item>
                              </text:list>
                            </text:list-item>
                            <text:list-item>
                              <text:p text:style-name="P2">Sobre el establecimiento de los temas a investigar</text:p>
                            </text:list-item>
                            <text:list-item>
                              <text:p text:style-name="P2">Sobre el establecimiento del alcance preciso de la investigación.</text:p>
                            </text:list-item>
                            <text:list-item>
                              <text:p text:style-name="P2">Al seleccionar y definir las Variables a instanciar</text:p>
                            </text:list-item>
                          </text:list>
                        </text:list-item>
                        <text:list-item>
                          <text:p text:style-name="P2">Diferentes actitudes sobre todas estas cuestiones pueden llevar a muchos interpretaciones sobre el mismo fenómeno observado.</text:p>
                        </text:list-item>
                      </text:list>
                    </text:list-item>
                    <text:list-item>
                      <text:p text:style-name="P2">“Investigación orientada a la Ingeniería”.</text:p>
                      <text:list>
                        <text:list-item>
                          <text:p text:style-name="P2">La tecnología es muy importante (dispositivos, artefactos, técnicas prácticas que se utilizarán).</text:p>
                        </text:list-item>
                        <text:list-item>
                          <text:p text:style-name="P2">Investigación aplicada y orientada a problemas. Implicando:</text:p>
                          <text:list>
                            <text:list-item>
                              <text:p text:style-name="P2">Aplicación de tecnología adecuada.</text:p>
                            </text:list-item>
                          </text:list>
                        </text:list-item>
                        <text:list-item>
                          <text:p text:style-name="P2">Conceptualización: requerimientos, modelos.</text:p>
                        </text:list-item>
                        <text:list-item>
                          <text:p text:style-name="P2">Creación de prototipos.</text:p>
                        </text:list-item>
                        <text:list-item>
                          <text:p text:style-name="P2">Implementación.</text:p>
                        </text:list-item>
                        <text:list-item>
                          <text:p text:style-name="P2">Testeo de (nueva) tecnología (mundo real).</text:p>
                        </text:list-item>
                        <text:list-item>
                          <text:p text:style-name="P2">Fase de evaluación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Técnicas:</text:p>
            </text:list-item>
          </text:list>
        </text:list-item>
      </text:list>
      <text:list xml:id="list3992241320" text:style-name="L4">
        <text:list-item>
          <text:list>
            <text:list-item>
              <text:list>
                <text:list-item>
                  <text:p text:style-name="P5">No empíricas</text:p>
                </text:list-item>
              </text:list>
            </text:list-item>
          </text:list>
        </text:list-item>
      </text:list>
      <text:list xml:id="list2377460728" text:style-name="L5">
        <text:list-item>
          <text:list>
            <text:list-item>
              <text:list>
                <text:list-item>
                  <text:list>
                    <text:list-item>
                      <text:p text:style-name="P6">Dependen de:</text:p>
                      <text:list>
                        <text:list-item>
                          <text:p text:style-name="P6">Los datos creados artificialmente.</text:p>
                        </text:list-item>
                        <text:list-item>
                          <text:p text:style-name="P6">Incluye:</text:p>
                          <text:list>
                            <text:list-item>
                              <text:p text:style-name="P6"><text:soft-page-break/>Investigación conceptual basada en opiniones y especulaciones (análisis dialéctico y argumentativo).</text:p>
                            </text:list-item>
                            <text:list-item>
                              <text:p text:style-name="P6">Prueba de teoremas: esto aplica a abstracciones matemáticas:</text:p>
                              <text:list>
                                <text:list-item>
                                  <text:p text:style-name="P6">Aplicación de métodos formales</text:p>
                                </text:list-item>
                                <text:list-item>
                                  <text:p text:style-name="P6">Inducción</text:p>
                                </text:list-item>
                                <text:list-item>
                                  <text:p text:style-name="P6">Abstracciones matemáticas</text:p>
                                </text:list-item>
                                <text:list-item>
                                  <text:p text:style-name="P6">Verificación de modelos</text:p>
                                </text:list-item>
                                <text:list-item>
                                  <text:p text:style-name="P6">Simulación: mapear un entorno complejo en un modelo simplificad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Otras técnicas no empíricas:</text:p>
                      <text:list>
                        <text:list-item>
                          <text:p text:style-name="P6">Usar escenarios hipotéticos futuros.</text:p>
                        </text:list-item>
                        <text:list-item>
                          <text:p text:style-name="P6">Mapeo de un escenario real en juegos.</text:p>
                        </text:list-item>
                        <text:list-item>
                          <text:p text:style-name="P6">Revisión del estado del arte y hacer meta-análisi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2725740033465" text:continue-list="list3992241320" text:style-name="L4">
        <text:list-item>
          <text:list>
            <text:list-item>
              <text:list>
                <text:list-item>
                  <text:p text:style-name="P5">Positivistas (aplicables a disciplinas de la ingeniería)</text:p>
                </text:list-item>
              </text:list>
            </text:list-item>
          </text:list>
        </text:list-item>
      </text:list>
      <text:list xml:id="list2062257376" text:style-name="L7">
        <text:list-item>
          <text:list>
            <text:list-item>
              <text:list>
                <text:list-item>
                  <text:list>
                    <text:list-item>
                      <text:p text:style-name="P7">Técnicas para pronosticar aplicando:</text:p>
                      <text:list>
                        <text:list-item>
                          <text:p text:style-name="P7">Algoritmos de regresión.</text:p>
                        </text:list-item>
                        <text:list-item>
                          <text:p text:style-name="P7">Algoritmos basados en series temporales para extrapolar sobre datos históricos.</text:p>
                        </text:list-item>
                      </text:list>
                    </text:list-item>
                    <text:list-item>
                      <text:p text:style-name="P7">Experimentos de campo.</text:p>
                    </text:list-item>
                    <text:list-item>
                      <text:p text:style-name="P7">Experimentos de laboratorio.</text:p>
                    </text:list-item>
                  </text:list>
                </text:list-item>
              </text:list>
            </text:list-item>
          </text:list>
        </text:list-item>
      </text:list>
      <text:list xml:id="list112725359281374" text:continue-list="list112725740033465" text:style-name="L4">
        <text:list-item>
          <text:list>
            <text:list-item>
              <text:list>
                <text:list-item>
                  <text:p text:style-name="P5">Interpretativas</text:p>
                </text:list-item>
              </text:list>
            </text:list-item>
          </text:list>
        </text:list-item>
      </text:list>
      <text:list xml:id="list2743550015" text:style-name="L8">
        <text:list-item>
          <text:list>
            <text:list-item>
              <text:list>
                <text:list-item>
                  <text:list>
                    <text:list-item>
                      <text:p text:style-name="P8">El enfoque descriptivo/interpretativo: pasando de observaciones empíricas a un análisis riguroso limitado.</text:p>
                    </text:list-item>
                    <text:list-item>
                      <text:p text:style-name="P8">Necesidad de controlar la perspectiva del investigador:</text:p>
                      <text:list>
                        <text:list-item>
                          <text:p text:style-name="P8">Autoexamen crítico.</text:p>
                        </text:list-item>
                        <text:list-item>
                          <text:p text:style-name="P8">Revisar todos los postulados y sesgos.</text:p>
                        </text:list-item>
                        <text:list-item>
                          <text:p text:style-name="P8">Observaciones variables.</text:p>
                        </text:list-item>
                        <text:list-item>
                          <text:p text:style-name="P8">Envió a revisión por pares.</text:p>
                        </text:list-item>
                      </text:list>
                    </text:list-item>
                    <text:list-item>
                      <text:p text:style-name="P8">Investigación grupal:</text:p>
                      <text:list>
                        <text:list-item>
                          <text:p text:style-name="P8">Discusión frecuente con un grupo de personas, incluyendo quién puede verse afectado por la aplicación (o la tecnología).</text:p>
                        </text:list-item>
                        <text:list-item>
                          <text:p text:style-name="P8">Utiliza herramientas de trabajo colaborativo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2725211103277" text:continue-list="list112725359281374" text:style-name="L4">
        <text:list-item>
          <text:list>
            <text:list-item>
              <text:list>
                <text:list-item>
                  <text:p text:style-name="P5">En la frontera del positivismo/interpretativismo</text:p>
                </text:list-item>
              </text:list>
            </text:list-item>
          </text:list>
        </text:list-item>
      </text:list>
      <text:list xml:id="list3886120432" text:style-name="L9">
        <text:list-item>
          <text:list>
            <text:list-item>
              <text:list>
                <text:list-item>
                  <text:list>
                    <text:list-item>
                      <text:p text:style-name="P9">Trabajo de campo: Los datos relacionados con el objeto de estudio son directamente observados por el Investigador en el contexto original.</text:p>
                    </text:list-item>
                    <text:list-item>
                      <text:p text:style-name="P9">Basada en cuestionarios: recopilación de datos estructurados obtenidas desde entrevistados.</text:p>
                    </text:list-item>
                    <text:list-item>
                      <text:p text:style-name="P9">Caso de estudio:</text:p>
                      <text:list>
                        <text:list-item>
                          <text:p text:style-name="P9">Aislar y describir una situación relevante del mundo real.</text:p>
                        </text:list-item>
                        <text:list-item>
                          <text:p text:style-name="P9">Reunir una colección de datos de múltiples fuentes.</text:p>
                        </text:list-item>
                      </text:list>
                    </text:list-item>
                    <text:list-item>
                      <text:p text:style-name="P9">Investigación secundaria:</text:p>
                      <text:list>
                        <text:list-item>
                          <text:p text:style-name="P9"><text:soft-page-break/>Análisis a partir de documentos preexistentes (textos, artículos, descripciones, memorias).</text:p>
                        </text:list-item>
                      </text:list>
                    </text:list-item>
                    <text:list-item>
                      <text:p text:style-name="P9">El análisis se realiza bajo una nueva perspectiva y utilizando diferentes técnicas o procedimientos.</text:p>
                    </text:list-item>
                  </text:list>
                </text:list-item>
              </text:list>
            </text:list-item>
          </text:list>
        </text:list-item>
      </text:list>
      <text:list xml:id="list112725090472588" text:continue-list="list112725211103277" text:style-name="L4">
        <text:list-item>
          <text:list>
            <text:list-item>
              <text:list>
                <text:list-item>
                  <text:p text:style-name="P5">Basadas en la Ingeniería</text:p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list>
                    <text:list-item>
                      <text:p text:style-name="P10">Divididas en dos categorías:</text:p>
                      <text:list>
                        <text:list-item>
                          <text:p text:style-name="P10">Técnica de construcción:</text:p>
                          <text:list>
                            <text:list-item>
                              <text:p text:style-name="P10">Incluye Diseño, Proyecto, Implementación (o prototipado) de un sistema (ej., sistema informático o dispositivo físico).</text:p>
                            </text:list-item>
                            <text:list-item>
                              <text:p text:style-name="P10">Objetivo:</text:p>
                              <text:list>
                                <text:list-item>
                                  <text:p text:style-name="P10">Probar explícitamente una hipótesis o resolver una clase de problemas.</text:p>
                                </text:list-item>
                              </text:list>
                            </text:list-item>
                            <text:list-item>
                              <text:p text:style-name="P10">Implica: </text:p>
                              <text:list>
                                <text:list-item>
                                  <text:p text:style-name="P10">Existencia de una teoría o un modelo para explicar los resultados(probar la hipótesis).</text:p>
                                </text:list-item>
                              </text:list>
                            </text:list-item>
                            <text:list-item>
                              <text:p text:style-name="P10">Materiales y métodos</text:p>
                              <text:list>
                                <text:list-item>
                                  <text:p text:style-name="P10">Materiales:</text:p>
                                  <text:list>
                                    <text:list-item>
                                      <text:p text:style-name="P10">En ciencias exactas, materiales incluyen definiciones, modelo, y supuestos relacionadas.</text:p>
                                    </text:list-item>
                                    <text:list-item>
                                      <text:p text:style-name="P10">El modelo teórico (preferiblemente un modelo matemático) incluye condiciones del entorno y condiciones iniciales (define los valores iniciales de los parámetros del modelo)</text:p>
                                    </text:list-item>
                                  </text:list>
                                </text:list-item>
                                <text:list-item>
                                  <text:p text:style-name="P10">Métodos:</text:p>
                                  <text:list>
                                    <text:list-item>
                                      <text:p text:style-name="P10">Reglas de análisis</text:p>
                                      <text:list>
                                        <text:list-item>
                                          <text:p text:style-name="P10">Las reglas de análisis siguen el razonamiento deductivo, análisis estadístico y aproximaciones (el análisis a menudo debe ser reemplazado por simulaciones debido a problemas de tratabilidad matemática).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">Reglas de verificación y evaluación.</text:p>
                                      <text:list>
                                        <text:list-item>
                                          <text:p text:style-name="P10">El modelo teórico se verifica comparando los resultados con la realidad (mediciones con un prototipo, conocido como método hipotético-deductivo)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Técnicas. de desconstrucción:</text:p>
                          <text:list>
                            <text:list-item>
                              <text:p text:style-name="P10">Analizar un sistema o un conjunto de métodos para recopilar nueva información sobre aquellos procedimientos tecnológicos bajo análisis.</text:p>
                            </text:list-item>
                            <text:list-item>
                              <text:p text:style-name="P10">La información y las características reconocidas son luego reutilizado de una manera diferente. Ejemplo: ingeniería invers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Diferencias Filosóficas:</text:p>
          <text:list>
            <text:list-item>
              <text:p text:style-name="P10">Paradigmas de la investigación científica:</text:p>
              <text:list>
                <text:list-item>
                  <text:p text:style-name="P10">Positivista:</text:p>
                  <text:list>
                    <text:list-item>
                      <text:p text:style-name="P10"><text:soft-page-break/>Asume que la realidad es objetivamente accesible, puede ser medida y descrita por el observador y medida través de instrumentos y dispositivos. Se realizan pruebas que permiten realizar predicciones sobre fenómenos futuros.</text:p>
                    </text:list-item>
                  </text:list>
                </text:list-item>
                <text:list-item>
                  <text:p text:style-name="P10">Interpretativo:</text:p>
                  <text:list>
                    <text:list-item>
                      <text:p text:style-name="P10">Asume que el acceso a la realidad solo es posible a través de construcciones sociales como el lenguaje, la conciencia y las ontologías (compartir el significado de los conceptos).</text:p>
                    </text:list-item>
                    <text:list-item>
                      <text:p text:style-name="P10">Filosofía basada en la hermenéutica (basada en la comprensión humana y la interpretación de textos) así como en la fenomenología (que describe, comprende e interpreta los fenómenos percibidos).</text:p>
                    </text:list-item>
                    <text:list-item>
                      <text:p text:style-name="P10">Se opone al pensamiento positivista del siglo XIX.</text:p>
                    </text:list-item>
                  </text:list>
                </text:list-item>
                <text:list-item>
                  <text:p text:style-name="P10">Critica:</text:p>
                  <text:list>
                    <text:list-item>
                      <text:p text:style-name="P10">Base metodológica es la investigación-acción.</text:p>
                    </text:list-item>
                    <text:list-item>
                      <text:p text:style-name="P10">Fases:</text:p>
                      <text:list>
                        <text:list-item>
                          <text:p text:style-name="P10">Observar (que constituye la construcción de un diagrama del problema de estudio y la recolección de datos).</text:p>
                        </text:list-item>
                        <text:list-item>
                          <text:p text:style-name="P10">Pensar (comprende el análisis e interpretación de la construcción significante encontrada).</text:p>
                        </text:list-item>
                        <text:list-item>
                          <text:p text:style-name="P10">Actuar (que engloba el momento en el cual la investigación busca la resolución de los problemas detectados mediante la implementación de mejoras).</text:p>
                        </text:list-item>
                      </text:list>
                    </text:list-item>
                    <text:list-item>
                      <text:p text:style-name="P10">Presentadas en forma cíclica, de retroalimentación constante, hasta que el problema del grupo social en investigación es resuelto.</text:p>
                    </text:list-item>
                    <text:list-item>
                      <text:p text:style-name="P10">Práctica investigativa caracterizada por una acción-reflexión-acción.</text:p>
                    </text:list-item>
                    <text:list-item>
                      <text:p text:style-name="P10">El investigador busca generar un cambio y liberación de opresiones en un determinado contexto social.</text:p>
                    </text:list-item>
                    <text:list-item>
                      <text:p text:style-name="P10">Aspectos que caracterizan al paradigma crítico:</text:p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Visión holística y dialéctica de lo que se concibe como real.</text:p>
                        </text:list-item>
                        <text:list-item>
                          <text:p text:style-name="P11">Relación entre el investigador y el fenómeno de estudio se caracteriza porque todos los sujetos que participan en el proceso investigativo son activos y comprometidos con el cambio social.</text:p>
                        </text:list-item>
                        <text:list-item>
                          <text:p text:style-name="P11">El proceso investigativo se genera en la acción.</text:p>
                        </text:list-item>
                        <text:list-item>
                          <text:p text:style-name="P11">Búsqueda de una transformación de las estructuras sociales, basada en la liberación y manumisión de los individuos que conforman el contexto social de investigación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12">Constructivismo:</text:p>
                  <text:list>
                    <text:list-item>
                      <text:p text:style-name="P12">Busca contrastar las disciplinas naturales o exactas con las de tipo social.</text:p>
                    </text:list-item>
                    <text:list-item>
                      <text:p text:style-name="P12">El constructivismo es un sustento para la investigación cualitativa:</text:p>
                      <text:list>
                        <text:list-item>
                          <text:p text:style-name="P12">La realidad se la construye socialmente desde diversas formas de percibirla.</text:p>
                        </text:list-item>
                        <text:list-item>
                          <text:p text:style-name="P12"><text:soft-page-break/>El saber se construye de forma social por los participantes en el proceso investigativo.</text:p>
                        </text:list-item>
                        <text:list-item>
                          <text:p text:style-name="P12">La investigación no es ajena a los valores del investigador.</text:p>
                        </text:list-item>
                        <text:list-item>
                          <text:p text:style-name="P12">Los resultados no pueden ser generalizados en forma ajena al contexto y el tiempo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09:58:53.008204681</meta:creation-date>
    <dc:date>2022-11-08T11:27:24.313411559</dc:date>
    <meta:editing-duration>PT1H28M31S</meta:editing-duration>
    <meta:editing-cycles>1</meta:editing-cycles>
    <meta:document-statistic meta:table-count="0" meta:image-count="0" meta:object-count="0" meta:page-count="7" meta:paragraph-count="172" meta:word-count="1677" meta:character-count="11233" meta:non-whitespace-character-count="9891"/>
    <meta:generator>LibreOffice/7.4.2.3$Linux_X86_64 LibreOffice_project/40$Build-3</meta:generator>
  </office:meta>
</office:document-meta>
</file>